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PreformattedText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PreformattedText" style:family="paragraph">
      <style:text-properties fo:font-weight="bold" style:font-weight-asian="bold" style:font-weight-complex="bold"/>
    </style:style>
    <style:style style:name="P3" style:parent-style-name="PreformattedText" style:family="paragraph">
      <style:paragraph-properties fo:margin-bottom="0.1965in"/>
    </style:style>
    <style:style style:name="P4" style:parent-style-name="PreformattedText" style:family="paragraph">
      <style:text-properties fo:font-weight="bold" style:font-weight-asian="bold" style:font-weight-complex="bold"/>
    </style:style>
    <style:style style:name="P5" style:parent-style-name="PreformattedText" style:family="paragraph">
      <style:text-properties fo:font-weight="bold" style:font-weight-asian="bold" style:font-weight-complex="bold"/>
    </style:style>
    <style:style style:name="P6" style:parent-style-name="PreformattedText" style:family="paragraph">
      <style:text-properties fo:font-weight="bold" style:font-weight-asian="bold" style:font-weight-complex="bold"/>
    </style:style>
    <style:style style:name="P7" style:parent-style-name="PreformattedText" style:family="paragraph">
      <style:text-properties fo:font-weight="bold" style:font-weight-asian="bold" style:font-weight-complex="bold"/>
    </style:style>
    <style:style style:name="P8" style:parent-style-name="PreformattedText" style:family="paragraph">
      <style:text-properties fo:font-weight="bold" style:font-weight-asian="bold" style:font-weight-complex="bold"/>
    </style:style>
    <style:style style:name="P9" style:parent-style-name="PreformattedText" style:family="paragraph">
      <style:text-properties fo:font-weight="bold" style:font-weight-asian="bold" style:font-weight-complex="bold"/>
    </style:style>
    <style:style style:name="P10" style:parent-style-name="PreformattedText" style:family="paragraph">
      <style:text-properties fo:font-weight="bold" style:font-weight-asian="bold" style:font-weight-complex="bold"/>
    </style:style>
    <style:style style:name="P11" style:parent-style-name="PreformattedText" style:family="paragraph">
      <style:text-properties fo:font-weight="bold" style:font-weight-asian="bold" style:font-weight-complex="bold"/>
    </style:style>
    <style:style style:name="P12" style:parent-style-name="PreformattedText" style:family="paragraph">
      <style:text-properties fo:font-weight="bold" style:font-weight-asian="bold" style:font-weight-complex="bold"/>
    </style:style>
    <style:style style:name="P13" style:parent-style-name="PreformattedText" style:family="paragraph">
      <style:text-properties fo:font-weight="bold" style:font-weight-asian="bold" style:font-weight-complex="bold"/>
    </style:style>
    <style:style style:name="P14" style:parent-style-name="PreformattedText" style:family="paragraph">
      <style:text-properties fo:font-weight="bold" style:font-weight-asian="bold" style:font-weight-complex="bold"/>
    </style:style>
    <style:style style:name="P15" style:parent-style-name="PreformattedText" style:family="paragraph">
      <style:text-properties fo:font-weight="bold" style:font-weight-asian="bold" style:font-weight-complex="bold"/>
    </style:style>
    <style:style style:name="P16" style:parent-style-name="PreformattedText" style:family="paragraph">
      <style:text-properties fo:font-weight="bold" style:font-weight-asian="bold" style:font-weight-complex="bold"/>
    </style:style>
    <style:style style:name="P17" style:parent-style-name="PreformattedText" style:family="paragraph">
      <style:text-properties fo:font-weight="bold" style:font-weight-asian="bold" style:font-weight-complex="bold"/>
    </style:style>
    <style:style style:name="P18" style:parent-style-name="PreformattedText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ROS2 installation:</text:p>
      <text:p text:style-name="PreformattedText"/>
      <text:p text:style-name="P2">Step 1:</text:p>
      <text:p text:style-name="PreformattedText"/>
      <text:p text:style-name="PreformattedText"/>
      <text:p text:style-name="PreformattedText"><text:bookmark-start text:name="codecell0"/><text:bookmark-end text:name="codecell0"/>locale <text:s/># check for UTF-8</text:p>
      <text:p text:style-name="PreformattedText"/>
      <text:p text:style-name="PreformattedText">sudo apt update &amp;&amp; sudo apt install locales</text:p>
      <text:p text:style-name="PreformattedText">sudo locale-gen en_US en_US.UTF-8</text:p>
      <text:p text:style-name="PreformattedText">sudo update-locale LC_ALL=en_US.UTF-8 LANG=en_US.UTF-8</text:p>
      <text:p text:style-name="PreformattedText">export LANG=en_US.UTF-8</text:p>
      <text:p text:style-name="PreformattedText"/>
      <text:p text:style-name="P3">locale <text:s/># verify settings</text:p>
      <text:p text:style-name="P4">Step 2:</text:p>
      <text:p text:style-name="PreformattedText"/>
      <text:p text:style-name="PreformattedText"><text:bookmark-start text:name="codecell1"/><text:bookmark-end text:name="codecell1"/>apt-cache policy | grep universe</text:p>
      <text:p text:style-name="PreformattedText"/>
      <text:p text:style-name="P5">Step 3:</text:p>
      <text:p text:style-name="PreformattedText"/>
      <text:p text:style-name="PreformattedText">sudo apt install software-properties-common</text:p>
      <text:p text:style-name="PreformattedText">sudo add-apt-repository universe</text:p>
      <text:p text:style-name="PreformattedText"/>
      <text:p text:style-name="P6">Step 4:</text:p>
      <text:p text:style-name="P7"/>
      <text:p text:style-name="PreformattedText">sudo apt update &amp;&amp; sudo apt install curl gnupg2 lsb-release</text:p>
      <text:p text:style-name="PreformattedText">sudo curl -sSL https://raw.githubusercontent.com/ros/rosdistro/master/ros.key <text:s/>-o /usr/share/keyrings/ros-archive-keyring.gpg</text:p>
      <text:p text:style-name="PreformattedText"/>
      <text:p text:style-name="P8">Step 5:</text:p>
      <text:p text:style-name="PreformattedText"/>
      <text:p text:style-name="PreformattedText">echo "deb [arch=$(dpkg --print-architecture) signed-by=/usr/share/keyrings/ros-archive-keyring.gpg] http://packages.ros.org/ros2/ubuntu $(source /etc/os-release &amp;&amp; echo $UBUNTU_CODENAME) main" | sudo tee /etc/apt/sources.list.d/ros2.list &gt; /dev/null</text:p>
      <text:p text:style-name="PreformattedText"/>
      <text:p text:style-name="P9">Step 6:</text:p>
      <text:p text:style-name="PreformattedText"/>
      <text:p text:style-name="PreformattedText">sudo apt update</text:p>
      <text:p text:style-name="PreformattedText"/>
      <text:p text:style-name="P10">Step 7:</text:p>
      <text:p text:style-name="PreformattedText"/>
      <text:p text:style-name="PreformattedText">sudo apt upgrade</text:p>
      <text:p text:style-name="PreformattedText"/>
      <text:p text:style-name="PreformattedText"/>
      <text:p text:style-name="P11">Step 8:</text:p>
      <text:p text:style-name="PreformattedText"/>
      <text:p text:style-name="PreformattedText">sudo apt install ros-foxy-desktop</text:p>
      <text:p text:style-name="P12"/>
      <text:p text:style-name="P13">Step 9:</text:p>
      <text:p text:style-name="PreformattedText"/>
      <text:p text:style-name="PreformattedText"/>
      <text:p text:style-name="PreformattedText">source /opt/ros/foxy/setup.bash</text:p>
      <text:p text:style-name="PreformattedText"/>
      <text:p text:style-name="P14">Step 10:</text:p>
      <text:p text:style-name="PreformattedText"/>
      <text:soft-page-break/>
      <text:p text:style-name="PreformattedText">gedit ~/.bashrc</text:p>
      <text:p text:style-name="PreformattedText">copy the following line at the end of the file</text:p>
      <text:p text:style-name="PreformattedText">source /opt/ros/foxy/setup.bash</text:p>
      <text:p text:style-name="PreformattedText"/>
      <text:p text:style-name="P15">Step 11:</text:p>
      <text:p text:style-name="PreformattedText"/>
      <text:p text:style-name="PreformattedText">sudo apt install python3-colcon-common-extensions</text:p>
      <text:p text:style-name="PreformattedText"/>
      <text:p text:style-name="P16">Step 12:</text:p>
      <text:p text:style-name="PreformattedText"/>
      <text:p text:style-name="PreformattedText">mkdir -p ~/ros2_ws/src</text:p>
      <text:p text:style-name="PreformattedText">cd ~/ros2_ws</text:p>
      <text:p text:style-name="PreformattedText"/>
      <text:p text:style-name="P17">Step 13:</text:p>
      <text:p text:style-name="P18"/>
      <text:p text:style-name="PreformattedText">colcon buil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AMARTH MITTAL - 200929016</dc:creator>
    <meta:creation-date>2022-08-20T12:40:00Z</meta:creation-date>
    <dc:date>2022-08-20T12:40:00Z</dc:date>
    <meta:template xlink:href="Normal.dotm" xlink:type="simple"/>
    <meta:editing-cycles>14</meta:editing-cycles>
    <meta:editing-duration>PT0S</meta:editing-duration>
    <meta:document-statistic meta:page-count="1" meta:paragraph-count="2" meta:word-count="179" meta:character-count="1203" meta:row-count="8" meta:non-whitespace-character-count="1026"/>
  </office:meta>
</office:document-meta>
</file>